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72000005F84A74F1CA8F1687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015cm" fo:min-width="4.382cm" fo:wrap-option="no-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1.472cm" svg:x="1cm" svg:y="3.233cm">
          <draw:image xlink:href="Pictures/1000020100000572000005F84A74F1CA8F168783.png" xlink:type="simple" xlink:show="embed" xlink:actuate="onLoad" loext:mime-type="image/png">
            <text:p/>
          </draw:image>
        </draw:frame>
        <draw:custom-shape draw:style-name="gr2" draw:text-style-name="P2" draw:layer="layout" svg:width="4.882cm" svg:height="2.265cm" svg:x="14.406cm" svg:y="23.852cm">
          <text:p text:style-name="P2"><text:span text:style-name="T1">G12:BiOut4 nc</text:span></text:p>
          <text:p text:style-name="P2"><text:span text:style-name="T1">G16:BiOut3 Upper</text:span></text:p>
          <text:p text:style-name="P2"><text:span text:style-name="T1">G20:BiOut2 Middle</text:span></text:p>
          <text:p text:style-name="P2"><text:span text:style-name="T1">G21:BiOut1 Lower</text:span></text:p>
          <draw:enhanced-geometry svg:viewBox="0 0 21600 21600" draw:mirror-horizontal="false" draw:mirror-vertical="false" draw:type="line-callout-3" draw:modifiers="265.410608232644 -26003.8834951456 -1110.30104443989 5290.379523389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3" draw:layer="layout" svg:x1="16.367cm" svg:y1="21.066cm" svg:x2="16.367cm" svg:y2="23.098cm">
          <text:p/>
        </draw:line>
        <draw:line draw:style-name="gr3" draw:text-style-name="P3" draw:layer="layout" svg:x1="17.367cm" svg:y1="21.066cm" svg:x2="17.383cm" svg:y2="23.098cm">
          <text:p/>
        </draw:line>
        <draw:line draw:style-name="gr3" draw:text-style-name="P3" draw:layer="layout" svg:x1="15.567cm" svg:y1="21.066cm" svg:x2="15.605cm" svg:y2="23.098cm">
          <text:p/>
        </draw:line>
        <draw:frame draw:style-name="gr4" draw:text-style-name="P5" draw:layer="layout" svg:width="6.35cm" svg:height="1.904cm" svg:x="12.557cm" svg:y="1.208cm">
          <draw:text-box>
            <text:p text:style-name="P4"><text:span text:style-name="T1">G5 <text:s/>:BiO0 12v</text:span></text:p>
            <text:p text:style-name="P4"><text:span text:style-name="T1">G13:BiO11 Support Fan</text:span></text:p>
            <text:p text:style-name="P4"><text:span text:style-name="T1">G18:BiO10 Exhaust</text:span></text:p>
          </draw:text-box>
        </draw:frame>
        <draw:frame draw:style-name="gr5" draw:text-style-name="P5" draw:layer="layout" svg:width="4.191cm" svg:height="0.889cm" svg:x="6.588cm" svg:y="4.715cm">
          <draw:text-box>
            <text:p text:style-name="P4"><text:span text:style-name="T1">G4: OLED Sync</text:span></text:p>
          </draw:text-box>
        </draw:frame>
        <draw:line draw:style-name="gr3" draw:text-style-name="P3" draw:layer="layout" svg:x1="6.969cm" svg:y1="6.407cm" svg:x2="6.969cm" svg:y2="5.391cm">
          <text:p/>
        </draw:line>
        <draw:line draw:style-name="gr3" draw:text-style-name="P3" draw:layer="layout" svg:x1="13.319cm" svg:y1="6.334cm" svg:x2="13.319cm" svg:y2="2.905cm">
          <text:p/>
        </draw:line>
        <draw:line draw:style-name="gr3" draw:text-style-name="P3" draw:layer="layout" svg:x1="15.224cm" svg:y1="6.461cm" svg:x2="15.224cm" svg:y2="2.905cm">
          <text:p/>
        </draw:line>
        <draw:line draw:style-name="gr3" draw:text-style-name="P3" draw:layer="layout" svg:x1="16.024cm" svg:y1="6.335cm" svg:x2="15.986cm" svg:y2="2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1T14:42:02.922000000</dc:date>
    <meta:editing-duration>PT15M35S</meta:editing-duration>
    <meta:editing-cycles>4</meta:editing-cycles>
    <meta:generator>LibreOffice/6.1.6.3$Windows_X86_64 LibreOffice_project/5896ab1714085361c45cf540f76f60673dd96a72</meta:generator>
    <meta:document-statistic meta:object-count="11"/>
  </office:meta>
</office:document-meta>
</file>